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3752in"/>
        </style:tab-stops>
      </style:paragraph-properties>
    </style:style>
    <style:style style:name="P3" style:family="paragraph" style:parent-style-name="Standard">
      <style:paragraph-properties fo:line-height="150%">
        <style:tab-stops>
          <style:tab-stop style:position="0.3752in"/>
          <style:tab-stop style:position="3.0835in"/>
        </style:tab-stops>
      </style:paragraph-properties>
    </style:style>
    <style:style style:name="P4" style:family="paragraph" style:parent-style-name="Standard">
      <style:paragraph-properties fo:line-height="150%"/>
      <style:text-properties style:font-name="AssyrianDictionary" fo:font-size="12pt" style:font-size-asian="12pt"/>
    </style:style>
    <style:style style:name="P5" style:family="paragraph" style:parent-style-name="Standard">
      <style:paragraph-properties fo:line-height="150%"/>
      <style:text-properties style:font-name="AssyrianDictionary" fo:font-size="12pt" style:font-size-asian="12pt" style:font-size-complex="12pt"/>
    </style:style>
    <style:style style:name="P6" style:family="paragraph" style:parent-style-name="Standard">
      <style:paragraph-properties fo:line-height="150%"/>
      <style:text-properties style:font-name="AssyrianDictionary" fo:font-size="12pt" fo:language="pl" fo:country="PL" style:font-size-asian="12pt"/>
    </style:style>
    <style:style style:name="P7" style:family="paragraph" style:parent-style-name="Standard">
      <style:paragraph-properties fo:line-height="150%"/>
      <style:text-properties style:font-name="AssyrianDictionary" fo:font-size="12pt" fo:letter-spacing="0.0138in" style:font-size-asian="12pt" style:font-name-complex="Courier New" style:font-size-complex="11pt"/>
    </style:style>
    <style:style style:name="P8" style:family="paragraph" style:parent-style-name="Standard">
      <style:paragraph-properties fo:line-height="150%"/>
      <style:text-properties fo:font-variant="small-caps" style:font-name="AssyrianDictionary" fo:font-size="12pt" fo:font-weight="bold" style:font-size-asian="12pt" style:font-weight-asian="bold"/>
    </style:style>
    <style:style style:name="P9" style:family="paragraph" style:parent-style-name="Standard">
      <style:paragraph-properties fo:line-height="150%"/>
      <style:text-properties fo:font-variant="small-caps" style:font-name="AssyrianDictionary" fo:font-size="12pt" fo:font-weight="bold" style:font-size-asian="12pt" style:font-weight-asian="bold" style:font-size-complex="12pt"/>
    </style:style>
    <style:style style:name="P10" style:family="paragraph" style:parent-style-name="Standard">
      <style:paragraph-properties fo:line-height="150%"/>
      <style:text-properties fo:font-variant="small-caps" style:font-name="AssyrianDictionary" fo:font-size="12pt" fo:language="pl" fo:country="PL" fo:font-weight="bold" style:font-size-asian="12pt" style:font-weight-asian="bold"/>
    </style:style>
    <style:style style:name="P11" style:family="paragraph" style:parent-style-name="Standard">
      <style:paragraph-properties fo:margin-left="0in" fo:margin-right="0in" fo:line-height="150%" fo:text-indent="0.25in" style:auto-text-indent="false"/>
    </style:style>
    <style:style style:name="P12" style:family="paragraph" style:parent-style-name="Standard">
      <style:paragraph-properties fo:margin-left="0in" fo:margin-right="0in" fo:line-height="150%" fo:text-indent="0.25in" style:auto-text-indent="false"/>
      <style:text-properties style:font-name="AssyrianDictionary" fo:font-size="12pt" style:font-size-asian="12pt"/>
    </style:style>
    <style:style style:name="P13" style:family="paragraph" style:parent-style-name="Heading_20_1" style:master-page-name="Standard">
      <style:paragraph-properties fo:line-height="150%" fo:text-align="center" style:justify-single-word="false" style:page-number="auto"/>
    </style:style>
    <style:style style:name="P14" style:family="paragraph" style:parent-style-name="Plain_20_Text">
      <style:paragraph-properties fo:margin-left="0in" fo:margin-right="0in" fo:line-height="150%" fo:text-indent="0.25in" style:auto-text-indent="false"/>
    </style:style>
    <style:style style:name="P15" style:family="paragraph" style:parent-style-name="Header">
      <style:paragraph-properties fo:margin-left="0in" fo:margin-right="0.25in" fo:text-indent="0in" style:auto-text-indent="false"/>
    </style:style>
    <style:style style:name="T1" style:family="text">
      <style:text-properties fo:font-weight="bold" style:font-weight-asian="bold"/>
    </style:style>
    <style:style style:name="T2" style:family="text">
      <style:text-properties style:font-name="AssyrianDictionary"/>
    </style:style>
    <style:style style:name="T3" style:family="text">
      <style:text-properties style:font-name="AssyrianDictionary" fo:font-weight="bold" style:font-weight-asian="bold"/>
    </style:style>
    <style:style style:name="T4" style:family="text">
      <style:text-properties style:font-name="AssyrianDictionary" fo:font-size="12pt" style:font-size-asian="12pt"/>
    </style:style>
    <style:style style:name="T5" style:family="text">
      <style:text-properties style:font-name="AssyrianDictionary" fo:font-size="12pt" style:font-size-asian="12pt" style:font-size-complex="12pt"/>
    </style:style>
    <style:style style:name="T6" style:family="text">
      <style:text-properties style:font-name="AssyrianDictionary" fo:font-size="12pt" style:font-size-asian="12pt" style:font-name-complex="Courier New" style:font-size-complex="11pt"/>
    </style:style>
    <style:style style:name="T7" style:family="text">
      <style:text-properties style:font-name="AssyrianDictionary" fo:font-size="12pt" fo:language="pl" fo:country="PL" style:font-size-asian="12pt"/>
    </style:style>
    <style:style style:name="T8" style:family="text">
      <style:text-properties style:font-name="AssyrianDictionary" fo:font-size="12pt" fo:language="pl" fo:country="PL" style:font-size-asian="12pt" style:font-size-complex="12pt"/>
    </style:style>
    <style:style style:name="T9" style:family="text">
      <style:text-properties style:font-name="AssyrianDictionary" fo:font-size="12pt" fo:language="pl" fo:country="PL" fo:font-style="italic" style:font-size-asian="12pt" style:font-style-asian="italic" style:font-style-complex="italic"/>
    </style:style>
    <style:style style:name="T10" style:family="text">
      <style:text-properties style:font-name="AssyrianDictionary" fo:font-size="12pt" fo:font-weight="bold" style:font-size-asian="12pt" style:font-weight-asian="bold"/>
    </style:style>
    <style:style style:name="T11" style:family="text">
      <style:text-properties style:font-name="AssyrianDictionary" fo:font-size="12pt" fo:font-weight="bold" style:font-size-asian="12pt" style:font-weight-asian="bold" style:font-size-complex="12pt"/>
    </style:style>
    <style:style style:name="T12" style:family="text">
      <style:text-properties style:font-name="AssyrianDictionary" fo:font-size="12pt" fo:letter-spacing="0.0138in" style:font-size-asian="12pt" style:font-name-complex="Courier New" style:font-size-complex="11pt"/>
    </style:style>
    <style:style style:name="T13" style:family="text">
      <style:text-properties style:font-name="AssyrianDictionary" fo:font-size="12pt" fo:letter-spacing="0.0138in" fo:language="pl" fo:country="PL" style:font-size-asian="12pt" style:font-name-complex="Courier New" style:font-size-complex="11pt"/>
    </style:style>
    <style:style style:name="T14" style:family="text">
      <style:text-properties style:font-name="AssyrianDictionary" fo:font-size="12pt" fo:font-style="italic" style:font-size-asian="12pt" style:font-style-asian="italic"/>
    </style:style>
    <style:style style:name="T15" style:family="text">
      <style:text-properties style:font-name="AssyrianDictionary" fo:font-style="italic" style:font-style-asian="italic"/>
    </style:style>
    <style:style style:name="T16" style:family="text">
      <style:text-properties fo:language="pl" fo:country="PL"/>
    </style:style>
    <style:style style:name="T17" style:family="text">
      <style:text-properties fo:font-size="12pt" style:font-size-asian="12pt"/>
    </style:style>
    <style:style style:name="T18" style:family="text">
      <style:text-properties fo:font-size="12pt" fo:language="pl" fo:country="PL" style:font-size-asian="12pt"/>
    </style:style>
    <style:style style:name="T19" style:family="text">
      <style:text-properties style:text-position="sub 58%" style:font-name="AssyrianDictionary" fo:font-size="12pt" fo:language="pl" fo:country="PL" style:font-size-asian="12pt"/>
    </style:style>
    <style:style style:name="T20" style:family="text">
      <style:text-properties style:text-position="sub 58%" style:font-name="AssyrianDictionary" fo:font-size="12pt" fo:letter-spacing="0.0138in" style:font-size-asian="12pt" style:font-name-complex="Courier New" style:font-size-complex="11pt"/>
    </style:style>
    <style:style style:name="T21" style:family="text">
      <style:text-properties style:text-position="super 58%" style:font-name="AssyrianDictionary" fo:font-size="12pt" style:font-size-asian="12pt"/>
    </style:style>
    <style:style style:name="T22" style:family="text">
      <style:text-properties style:text-position="super 58%" style:font-name="AssyrianDictionary" fo:font-size="12pt" fo:language="pl" fo:country="PL" style:font-size-asian="12pt"/>
    </style:style>
    <style:style style:name="T2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3">8. Aradmu to Åulgi 4 (Ar</text:span><text:span text:style-name="T1">Š</text:span><text:span text:style-name="T3">4)</text:span></text:h>
      <text:p text:style-name="P4"/>
      <text:p text:style-name="P9">Source</text:p>
      <text:p text:style-name="P4"/>
      <text:p text:style-name="P6">X1 = MS 2199/2</text:p>
      <text:p text:style-name="P1"><text:span text:style-name="T7">collated by K</text:span><text:span text:style-name="T7">onrad Volk.</text:span></text:p>
      <text:p text:style-name="P6"/>
      <text:p text:style-name="P6">Tablet: Type III.</text:p>
      <text:p text:style-name="P6"/>
      <text:p text:style-name="P10">Text Transliteration</text:p>
      <text:p text:style-name="P6"/>
      <text:p text:style-name="P2"><text:span text:style-name="T7">1. <text:tab/>≠lugal-Ñu</text:span><text:span text:style-name="T19">10</text:span><text:span text:style-name="T7">-ra </text:span><text:span text:style-name="T4">ù</text:span><text:span text:style-name="T7">-na-a-≠dug</text:span><text:span text:style-name="T19">4</text:span><text:span text:style-name="T7"></text:span></text:p>
      <text:p text:style-name="P2"><text:span text:style-name="T7">2. <text:tab/>≠</text:span><text:span text:style-name="T4">á</text:span><text:span text:style-name="T7">rad-mu </text:span><text:span text:style-name="T4">á</text:span><text:span text:style-name="T7">rad-zu ≠na-ab-b</text:span><text:span text:style-name="T4">é</text:span><text:span text:style-name="T7">-≠a</text:span></text:p>
      <text:p text:style-name="P2"><text:span text:style-name="T7">3. <text:tab/>u</text:span><text:span text:style-name="T19">4 </text:span><text:span text:style-name="T7">lugal-Ñu</text:span><text:span text:style-name="T19">10</text:span><text:span text:style-name="T7"> kíÑ ≠lugal</text:span><text:span text:style-name="T22">?</text:span><text:span text:style-name="T7"> è-[dè] mu-e-</text:span><text:span text:style-name="T18">š</text:span><text:span text:style-name="T7">i-in-≠gi</text:span><text:span text:style-name="T19">4</text:span><text:span text:style-name="T22">?</text:span><text:span text:style-name="T7"></text:span></text:p>
      <text:p text:style-name="P2"><text:span text:style-name="T7">4. <text:tab/>u</text:span><text:span text:style-name="T19">4 </text:span><text:span text:style-name="T4">é</text:span><text:span text:style-name="T7">ren-bi-</text:span><text:span text:style-name="T4">åè</text:span><text:span text:style-name="T7"> b</text:span><text:span text:style-name="T4">í</text:span><text:span text:style-name="T7">-in-≠te-a-Ñu</text:span><text:span text:style-name="T19">10</text:span></text:p>
      <text:p text:style-name="P2"><text:span text:style-name="T7">5. <text:tab/>ra-bi s</text:span><text:span text:style-name="T4">í</text:span><text:span text:style-name="T7">-ik-ka-tum ugula nu-b</text:span><text:span text:style-name="T4">à</text:span><text:span text:style-name="T7">nda éren daÑal-≠la lugal-Ñá-ke</text:span><text:span text:style-name="T19">4</text:span><text:span text:style-name="T7"> </text:span></text:p>
      <text:p text:style-name="P2"><text:span text:style-name="T7">6. <text:tab/>silim-ma lugal-Ñ</text:span><text:span text:style-name="T4">á</text:span><text:span text:style-name="T7">-ke</text:span><text:span text:style-name="T19">4</text:span><text:span text:style-name="T7"> </text:span><text:span text:style-name="T4">è</text:span><text:span text:style-name="T7">n mu-un-≠tar-re-e</text:span><text:span text:style-name="T18">š</text:span></text:p>
      <text:p text:style-name="P2"><text:span text:style-name="T7">7. <text:tab/>lugal-me u</text:span><text:span text:style-name="T19">4</text:span><text:span text:style-name="T7">-</text:span><text:span text:style-name="T4">da-rí-åè hé-ti gù in-na-≠dé</text:span><text:span text:style-name="T22">?</text:span><text:span text:style-name="T4">-e</text:span><text:span text:style-name="T17">š</text:span></text:p>
      <text:p text:style-name="P2"><text:span text:style-name="T7">8. </text:span><text:span text:style-name="T7"><text:tab/>kíÑ-bi-</text:span><text:span text:style-name="T4">åè</text:span><text:span text:style-name="T7"> te-Ñ</text:span><text:span text:style-name="T4">á</text:span><text:span text:style-name="T7">-da-mu-ne</text:span></text:p>
      <text:p text:style-name="P2"><text:span text:style-name="T7">9. <text:tab/>kíÑ lugal-Ñu</text:span><text:span text:style-name="T19">10</text:span><text:span text:style-name="T7"> mu-un-gi</text:span><text:span text:style-name="T19">4</text:span><text:span text:style-name="T7"> igi </text:span><text:span text:style-name="T4">ù</text:span><text:span text:style-name="T7">-b</text:span><text:span text:style-name="T4">í</text:span><text:span text:style-name="T7">-kár</text:span></text:p>
      <text:p text:style-name="P2"><text:span text:style-name="T7">10. <text:tab/>l</text:span><text:span text:style-name="T4">ú</text:span><text:span text:style-name="T7"> NIR-da NIR-da ≠</text:span><text:span text:style-name="T18">š</text:span><text:span text:style-name="T7">u</text:span><text:span text:style-name="T22">?</text:span><text:span text:style-name="T7"> b</text:span><text:span text:style-name="T4">í</text:span><text:span text:style-name="T7">-in-</text:span><text:span text:style-name="T18">š</text:span><text:span text:style-name="T7">úm</text:span></text:p>
      <text:p text:style-name="P2"><text:span text:style-name="T7">11. <text:tab/>l</text:span><text:span text:style-name="T4">ú</text:span><text:span text:style-name="T7"> nam-tag nam-tag b</text:span><text:span text:style-name="T4">í</text:span><text:span text:style-name="T7">-</text:span><text:span text:style-name="T4">í</text:span><text:span text:style-name="T7">b-íl-e</text:span></text:p>
      <text:p text:style-name="P2"><text:span text:style-name="T7">12. <text:tab/>lú kíÑ-bi tab-ba-a-ni mah</text:span><text:span text:style-name="T8">-bi</text:span><text:span text:style-name="T7"> al-lá-e</text:span></text:p>
      <text:p text:style-name="P2"><text:span text:style-name="T7">13. <text:tab/>≠á-ni ud-bi-e kù al-lá-e</text:span></text:p>
      <text:p text:style-name="P2"><text:span text:style-name="T7">14. <text:tab/></text:span><text:span text:style-name="T22">I</text:span><text:span text:style-name="T7">a-≠ba-an-da-s</text:span><text:span text:style-name="T4">á</text:span><text:span text:style-name="T7"> ugula ≠</text:span><text:span text:style-name="T4">é</text:span><text:span text:style-name="T7">ren ≠zú-ke</text:span><text:span text:style-name="T4">å</text:span><text:span text:style-name="T7">da ≠lugal-Ñá-ke</text:span><text:span text:style-name="T19">4</text:span></text:p>
      <text:p text:style-name="P2"><text:span text:style-name="T7">15. <text:tab/>lú </text:span><text:span text:style-name="T4">é</text:span><text:span text:style-name="T7">ren-a gi</text:span><text:span text:style-name="T19">4</text:span><text:span text:style-name="T7">-gi</text:span><text:span text:style-name="T19">4</text:span><text:span text:style-name="T7"> lugal-Ñu</text:span><text:span text:style-name="T19">10</text:span></text:p>
      <text:p text:style-name="P2"><text:span text:style-name="T7">16. <text:tab/>≠kí]Ñ lugal-Ñu</text:span><text:span text:style-name="T19">10</text:span><text:span text:style-name="T7"> mu-un-</text:span><text:span text:style-name="T18">š</text:span><text:span text:style-name="T7">ub b</text:span><text:span text:style-name="T4">à</text:span><text:span text:style-name="T7">d im-mi-in-dù</text:span></text:p>
      <text:p text:style-name="P2"><text:soft-page-break/><text:span text:style-name="T7">17. <text:tab/>[lug]al-Ñu</text:span><text:span text:style-name="T19">10</text:span><text:span text:style-name="T7"> ≠inim-ma ≠nu-húl</text:span><text:span text:style-name="T22">?</text:span><text:span text:style-name="T7">-le-dè </text:span></text:p>
      <text:p text:style-name="P3"><text:span text:style-name="T7">18. <text:tab/></text:span><text:span text:style-name="T22">Id</text:span><text:span text:style-name="T4">å</text:span><text:span text:style-name="T7">ul-gi-x-x-x l</text:span><text:span text:style-name="T4">ú</text:span><text:span text:style-name="T7">-ka</text:span><text:span text:style-name="T18">š</text:span><text:span text:style-name="T19">4</text:span><text:span text:style-name="T7">-e im-≠mi-in-≠gin</text:span><text:span text:style-name="T22">?</text:span><text:span text:style-name="T7">-na</text:span><text:span text:style-name="T22">?</text:span></text:p>
      <text:p text:style-name="P3"><text:span text:style-name="T7">19. </text:span><text:span text:style-name="T7"><text:tab/>gú mu-un-dù-a-ak-ke</text:span><text:span text:style-name="T19">4</text:span><text:span text:style-name="T7">-≠e</text:span><text:span text:style-name="T18">š</text:span><text:span text:style-name="T7"> lú kíÑ-gi</text:span><text:span text:style-name="T19">4</text:span><text:span text:style-name="T7">-≠a-mu nu-x-x</text:span></text:p>
      <text:p text:style-name="P2"><text:span text:style-name="T4">20. <text:tab/>x x lugal x di-ne gá-e ù-x-du-x</text:span></text:p>
      <text:p text:style-name="P2"><text:span text:style-name="T7">21. </text:span><text:span text:style-name="T7"><text:tab/>x x-bi mu-un-gul NIR-≠da bí-íb-≠íl-e</text:span></text:p>
      <text:p text:style-name="P2"><text:span text:style-name="T7">22. <text:tab/>≠ù éren-bi-</text:span><text:span text:style-name="T18">š</text:span><text:span text:style-name="T7">è íb-≠zi-zi</text:span></text:p>
      <text:p text:style-name="P2"><text:span text:style-name="T7">23. <text:tab/>NIR-da-bi NIR-da lugal-≠Ñu</text:span><text:span text:style-name="T19">10</text:span><text:span text:style-name="T7"> ba-e-≠dugud</text:span></text:p>
      <text:p text:style-name="P2"><text:span text:style-name="T7">24. <text:tab/>lú mìn-kam-ma </text:span><text:span text:style-name="T18">š</text:span><text:span text:style-name="T7">u-ni-ta ha-ba-ab-lá-e</text:span></text:p>
      <text:p text:style-name="P2"><text:span text:style-name="T7">25. <text:tab/>≠NIR-da ≠</text:span><text:span text:style-name="T18">š</text:span><text:span text:style-name="T7">u-ni-ta ≠bí-íb-Ñar</text:span></text:p>
      <text:p text:style-name="P2"><text:span text:style-name="T7">26. <text:tab/>[níÑ</text:span><text:span text:style-name="T22">?</text:span><text:span text:style-name="T7">] ≠lugal-mu ab-bé ga-mu-na-ab-≠dù</text:span><text:span text:style-name="T22">?</text:span><text:span text:style-name="T7"></text:span></text:p>
      <text:p text:style-name="P2"><text:span text:style-name="T7">27. <text:tab/>[luga]l-Ñu</text:span><text:span text:style-name="T19">10</text:span><text:span text:style-name="T7"> hé-en-zu</text:span></text:p>
      <text:p text:style-name="P2"><text:span text:style-name="T7">28. <text:tab/>[u</text:span><text:span text:style-name="T19">4</text:span><text:span text:style-name="T22">?</text:span><text:span text:style-name="T7">]-≠bi-ta lugal-≠Ñu</text:span><text:span text:style-name="T19">10</text:span><text:span text:style-name="T22">?</text:span><text:span text:style-name="T7"> inim-ma nam-≠ba-ab-</text:span><text:span text:style-name="T18">š</text:span><text:span text:style-name="T7">ub-bé-en</text:span></text:p>
      <text:p text:style-name="P2"><text:span text:style-name="T7">29. <text:tab/>[in]im ≠lugal-Ñu</text:span><text:span text:style-name="T19">10</text:span><text:span text:style-name="T7"> ba-ra-ab-≠bal-e </text:span></text:p>
      <text:p text:style-name="P6"/>
      <text:p text:style-name="P6">Colophon D </text:p>
      <text:p text:style-name="P6"/>
      <text:p text:style-name="P14"><text:span text:style-name="T21">1 </text:span><text:span text:style-name="T4">Speak to my king, </text:span><text:span text:style-name="T21">2 </text:span><text:span text:style-name="T4">saying (the words) of Aradmu, your servant</text:span><text:span text:style-name="T5">:</text:span></text:p>
      <text:p text:style-name="P11"><text:span text:style-name="T21">3 </text:span><text:span text:style-name="T4">When my king dispatched me to … the task, </text:span><text:span text:style-name="T21">4</text:span><text:span text:style-name="T4">once I approached those troops, </text:span><text:span text:style-name="T21">5 </text:span><text:span text:style-name="T4">the generals, lieutenants, and captains of my king’s far-flung troops </text:span><text:span text:style-name="T21">6 </text:span><text:span text:style-name="T4">inquired about the health of my king; </text:span><text:span text:style-name="T21">7 </text:span><text:span text:style-name="T4">and shouted out ‘Long Live the King!’” </text:span><text:span text:style-name="T21">8 </text:span><text:span text:style-name="T4">When I was close to the work(-site), </text:span><text:span text:style-name="T21">9 </text:span><text:span text:style-name="T4">after I inspected the work that my king had sent me to, </text:span><text:span text:style-name="T21">10 </text:span><text:span text:style-name="T4">the one guilty of a capital offence was handed over for execution, </text:span><text:span text:style-name="T21">11 </text:span><text:span text:style-name="T4">the sentenced had to bear their punishment. </text:span><text:span text:style-name="T21">12 </text:span><text:span text:style-name="T4">The one who doubled his work-(load) was very well paid, </text:span><text:span text:style-name="T21">13 </text:span><text:span text:style-name="T4">his wages were paid out in silver for each day. </text:span></text:p>
      <text:p text:style-name="P11"><text:span text:style-name="T21">14 </text:span><text:span text:style-name="T4">Abaindasa, the captain of the royal armed forces, </text:span><text:span text:style-name="T21">15 </text:span><text:span text:style-name="T4">who had been returned to the ranks by my king, </text:span><text:span text:style-name="T21">16 </text:span><text:span text:style-name="T4">abandoned the task (assigned by) my king and rushed to work building fortifications. </text:span><text:span text:style-name="T21">17 </text:span><text:span text:style-name="T4">My king, because the orders were not being … </text:span><text:span text:style-name="T21">18 </text:span><text:soft-page-break/><text:span text:style-name="T4">Åulgi-x dispatched</text:span><text:span text:style-name="T21">?</text:span><text:span text:style-name="T4"> a messenger, …</text:span><text:span text:style-name="T21">19 </text:span><text:span text:style-name="T4">but because he rebelled ... but could not send my messenger </text:span><text:span text:style-name="T21">20 </text:span><text:span text:style-name="T4">… </text:span><text:span text:style-name="T21">21 </text:span><text:span text:style-name="T4">He destroyed/broke … and had to bear punishment </text:span><text:span text:style-name="T21">22 </text:span><text:span text:style-name="T4">and was ousted from that troop. </text:span><text:span text:style-name="T21">23 </text:span><text:span text:style-name="T4">That crime was a very serious crime against my king! </text:span><text:span text:style-name="T21">24 </text:span><text:span text:style-name="T4">After he was entrusted to a second man </text:span><text:span text:style-name="T21">25 </text:span><text:span text:style-name="T4">(that man) carried out the punishment. </text:span></text:p>
      <text:p text:style-name="P11"><text:span text:style-name="T21"><text:s/>26 </text:span><text:span text:style-name="T4">Whatever my king orders me, I will do. </text:span><text:span text:style-name="T21">27 </text:span><text:span text:style-name="T4">My king should know (about all this). </text:span><text:span text:style-name="T21">28 </text:span><text:span text:style-name="T4">From this very [day] on, I will never neglect my king’s orders! </text:span><text:span text:style-name="T21">29 </text:span><text:span text:style-name="T4">My kings [orders</text:span><text:span text:style-name="T21">?</text:span><text:span text:style-name="T4">] must never be transgressed!</text:span></text:p>
      <text:p text:style-name="P4"/>
      <text:p text:style-name="P8">Commentary</text:p>
      <text:p text:style-name="P4"/>
      <text:p text:style-name="P1"><text:span text:style-name="T4">This is a preliminary edition. The transliteration was made from photographs; in November of 2005 I was able to make collations but due to the imperfect state of preservation of the tablet, a proper edition will require more time with the original. Subsequently, the tablet was baked and cleaned, and I was fortunate enough to obtain new photographs courtesy of Andrew George. Subsequently, in June 2009 Konrad Volk kindly collated my edition against the original.</text:span></text:p>
      <text:p text:style-name="P12">The writing on this tablet continues uninterrupted from the obverse to the reverse, covering the lower edge. Two of the three lines on that edge (20–21) are difficult to read; additional conservation may make it all easier to decipher. The Sumerian of this letter leaves much to be desired, even more so than some of the other CKU items.</text:p>
      <text:p text:style-name="P4"/>
      <text:p text:style-name="P1"><text:span text:style-name="T10">5</text:span><text:span text:style-name="T4">. The title </text:span><text:span text:style-name="T13">ra-bi s</text:span><text:span text:style-name="T12">í</text:span><text:span text:style-name="T13">-ik-ka-tum</text:span><text:span text:style-name="T8"> is a</text:span><text:span text:style-name="T7"> loan from </text:span><text:span text:style-name="T14">rabi sikkati/um</text:span><text:span text:style-name="T4">, a high military rank in early OB but unattested in Ur III. It may designate the approximate equivalent to “general,” that is Ur III </text:span><text:span text:style-name="T12">åakkana</text:span><text:span text:style-name="T4"> and later OB </text:span><text:span text:style-name="T14">å</text:span><text:span text:style-name="T9"></text:span><text:span text:style-name="T14">pir Amurrî</text:span><text:span text:style-name="T4"> (</text:span><text:span text:style-name="T12">ugula mar.tu</text:span><text:span text:style-name="T4">, Babylon, Hammurabi and later) or </text:span><text:span text:style-name="T14">rabi Amurrî</text:span><text:span text:style-name="T4"> (</text:span><text:span text:style-name="T12">gal mar.tu</text:span><text:span text:style-name="T4">, </text:span><text:soft-page-break/><text:span text:style-name="T4">Mari and Eånunna).</text:span><text:span text:style-name="Footnote_20_Symbol"><text:span text:style-name="T4"><text:note text:id="ftn1" text:note-class="footnote"><text:note-citation>1</text:note-citation><text:note-body><text:p text:style-name="Footnote"><text:span text:style-name="T2"><text:s/>See Rosel Pientka-Hinz, </text:span><text:span text:style-name="T15">FS Haase </text:span><text:span text:style-name="T2">53–70. On military ranks in OB times see, most recently, D. Charpin, </text:span><text:span text:style-name="T15">OBO</text:span><text:span text:style-name="T2"> 160/4 282 and M. Stol, </text:span><text:span text:style-name="T15">OBO</text:span><text:span text:style-name="T2"> 160/4 801–13. </text:span></text:p></text:note-body></text:note></text:span></text:span><text:span text:style-name="T4"> The earliest attestations are found in the literary correspondence of the Isin kings Iddin-Dagan and Lipit-Eåtar (letters SEpM2–5). The sequence of military ranks does not correspond to anything we know from any specific period, and probably represents an eighteenth century garbling of early OB titles. </text:span></text:p>
      <text:p text:style-name="P4"/>
      <text:p text:style-name="P1"><text:span text:style-name="T10">6–7</text:span><text:span text:style-name="T4">. On this salutation, see the commentary to ArÅ1: 10 (1).</text:span></text:p>
      <text:p text:style-name="P4"/>
      <text:p text:style-name="P1"><text:span text:style-name="T10">18</text:span><text:span text:style-name="T4">. The reading of the beginning of the line is highly uncertain but it undoubtedly contains a personal name that begins with Åulgi.</text:span></text:p>
      <text:p text:style-name="P4"/>
      <text:p text:style-name="P1"><text:span text:style-name="T10">22</text:span><text:span text:style-name="T4">. The verb </text:span><text:span text:style-name="T12">zi</text:span><text:span text:style-name="T4">, when used of workers/troops, means, “to muster” but here it is used with the allative case, which is unusual. The broken context does not help matters but it is possible that this has to be connected with ÅAr2: 6–7 (5) </text:span><text:span text:style-name="T12">a-na-aå-àm éren-bi-ta mu-un-zi-zi en-nu-ù</text:span><text:span text:style-name="T6">Ñ</text:span><text:span text:style-name="T12">-Ñá mu-ni-in-ku</text:span><text:span text:style-name="T20">4</text:span><text:span text:style-name="T5">, “Why did you remove him from that regiment and throw him into prison?”</text:span></text:p>
      <text:p text:style-name="P5"/>
      <text:p text:style-name="P1"><text:span text:style-name="T11">23</text:span><text:span text:style-name="T5">. This line apparently also occurs in ArÅ3: 11 (6).</text:span></text:p>
      <text:p text:style-name="P7"/>
      <text:p text:style-name="P1"><text:span text:style-name="T11">28–29</text:span><text:span text:style-name="T5">. The restorations in these lines are conjectural; one would expect a genitive construction with </text:span><text:span text:style-name="T12">lugal-</text:span><text:span text:style-name="T6">Ñ</text:span><text:span text:style-name="T12">u</text:span><text:span text:style-name="T20">10</text:span><text:span text:style-name="T5"> in both lines. Either this is simply a bad rendition from the Akkadian (which underlies much of this text as it does with other letters), or it is a parenthetical interjection, literally, “</text:span><text:span text:style-name="T4">From this very [day] on, I will never neglect orders, o my king! [(Your) orders</text:span><text:span text:style-name="T21">?</text:span><text:span text:style-name="T4">], o my king, must never be transgressed!”</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lain_20_Text" style:display-name="Plain Text" style:family="paragraph" style:parent-style-name="Standard">
      <style:text-properties style:font-name="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4"><draw:text-box fo:min-height="0.1457in"><text:p text:style-name="Header"><text:span text:style-name="Page_20_Number"><text:page-number text:select-page="current">5</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etter of Aradmu to Shulgi</dc:title>
    <meta:initial-creator>Piotr Michalowski</meta:initial-creator>
    <meta:creation-date>2009-02-20T10:06:00</meta:creation-date>
    <dc:creator>Piotr Michalowski</dc:creator>
    <dc:date>2009-10-28T12:43:00</dc:date>
    <meta:print-date>2009-08-23T18:22:00</meta:print-date>
    <meta:editing-cycles>70</meta:editing-cycles>
    <meta:editing-duration>PT11H30M00S</meta:editing-duration>
    <meta:document-statistic meta:table-count="0" meta:image-count="0" meta:object-count="0" meta:page-count="5" meta:paragraph-count="51" meta:word-count="959" meta:character-count="5360"/>
    <meta:generator>OpenOffice.org/3.1$Unix OpenOffice.org_project/310m19$Build-9420</meta:generator>
  </office:meta>
</office:document-meta>
</file>